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Text_20_body">
      <style:text-properties officeooo:rsid="00d2fde7" officeooo:paragraph-rsid="00d2fde7"/>
    </style:style>
    <style:style style:name="P3" style:family="paragraph" style:parent-style-name="Text_20_body">
      <style:text-properties officeooo:paragraph-rsid="00d2fde7"/>
    </style:style>
    <style:style style:name="P4" style:family="paragraph" style:parent-style-name="Text_20_body">
      <style:paragraph-properties fo:text-align="justify" style:justify-single-word="false"/>
      <style:text-properties officeooo:rsid="00d492a6" officeooo:paragraph-rsid="00d492a6"/>
    </style:style>
    <style:style style:name="P5" style:family="paragraph" style:parent-style-name="Text_20_body">
      <style:text-properties officeooo:paragraph-rsid="00d65cd7"/>
    </style:style>
    <style:style style:name="P6" style:family="paragraph" style:parent-style-name="Text_20_body">
      <style:paragraph-properties fo:text-align="justify" style:justify-single-word="false" style:writing-mode="rl-tb"/>
      <style:text-properties officeooo:paragraph-rsid="00d2ea82"/>
    </style:style>
    <style:style style:name="P7" style:family="paragraph" style:parent-style-name="Text_20_body">
      <style:paragraph-properties fo:text-align="justify" style:justify-single-word="false" style:writing-mode="rl-tb"/>
      <style:text-properties officeooo:rsid="00d492a6" officeooo:paragraph-rsid="00d492a6"/>
    </style:style>
    <style:style style:name="P8" style:family="paragraph" style:parent-style-name="Text_20_body">
      <style:paragraph-properties fo:text-align="justify" style:justify-single-word="false" style:writing-mode="rl-tb"/>
      <style:text-properties officeooo:rsid="00d4ee85" officeooo:paragraph-rsid="00d4ee85"/>
    </style:style>
    <style:style style:name="P9" style:family="paragraph" style:parent-style-name="codesection">
      <style:paragraph-properties fo:text-align="justify" style:justify-single-word="false" style:writing-mode="lr-tb"/>
      <style:text-properties officeooo:paragraph-rsid="00d2fde7"/>
    </style:style>
    <style:style style:name="P10" style:family="paragraph" style:parent-style-name="Heading_20_3">
      <style:paragraph-properties style:writing-mode="lr-tb"/>
      <style:text-properties officeooo:paragraph-rsid="00c953b2"/>
    </style:style>
    <style:style style:name="T1" style:family="text">
      <style:text-properties fo:color="#008000"/>
    </style:style>
    <style:style style:name="T2" style:family="text">
      <style:text-properties fo:color="#008000" officeooo:rsid="00d2fde7"/>
    </style:style>
    <style:style style:name="T3" style:family="text">
      <style:text-properties fo:color="#808000"/>
    </style:style>
    <style:style style:name="T4" style:family="text">
      <style:text-properties fo:color="#808000" officeooo:rsid="00d4ee85"/>
    </style:style>
    <style:style style:name="T5" style:family="text">
      <style:text-properties fo:color="#c0c0c0"/>
    </style:style>
    <style:style style:name="T6" style:family="text">
      <style:text-properties fo:color="#c0c0c0" officeooo:rsid="00d4ee85"/>
    </style:style>
    <style:style style:name="T7" style:family="text">
      <style:text-properties fo:color="#800080"/>
    </style:style>
    <style:style style:name="T8" style:family="text">
      <style:text-properties fo:color="#800080" officeooo:rsid="00d4ee85"/>
    </style:style>
    <style:style style:name="T9" style:family="text">
      <style:text-properties fo:color="#800000"/>
    </style:style>
    <style:style style:name="T10" style:family="text">
      <style:text-properties fo:color="#00677c"/>
    </style:style>
    <style:style style:name="T11" style:family="text">
      <style:text-properties fo:color="#00677c" fo:font-weight="bold"/>
    </style:style>
    <style:style style:name="T12" style:family="text">
      <style:text-properties fo:color="#00677c" fo:font-size="18pt" fo:font-weight="bold" style:font-size-asian="18pt" style:font-weight-asian="bold" style:font-size-complex="18pt" style:font-weight-complex="bold"/>
    </style:style>
    <style:style style:name="T13" style:family="text">
      <style:text-properties fo:color="#092e64"/>
    </style:style>
    <style:style style:name="T14" style:family="text">
      <style:text-properties officeooo:rsid="00ac44c9"/>
    </style:style>
    <style:style style:name="T15" style:family="text">
      <style:text-properties officeooo:rsid="00d11aec"/>
    </style:style>
    <style:style style:name="T16" style:family="text">
      <style:text-properties officeooo:rsid="00d2fde7"/>
    </style:style>
    <style:style style:name="T17" style:family="text">
      <style:text-properties fo:font-size="18pt" fo:font-weight="bold" style:font-size-asian="18pt" style:font-weight-asian="bold" style:font-size-complex="18pt" style:font-weight-complex="bold"/>
    </style:style>
    <style:style style:name="T18" style:family="text">
      <style:text-properties officeooo:rsid="00d65cd7"/>
    </style:style>
    <style:style style:name="T19" style:family="text">
      <style:text-properties fo:color="#c7158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200_3815129498" text:style-name="Index_20_Link" text:visited-style-name="Index_20_Link"><text:s/>Item 14: Think carefully about copying behavior in resource-managing classes<text:tab/>1</text:a></text:p>
        </text:index-body>
      </text:table-of-content>
      <text:h text:style-name="P10" text:outline-level="3"><text:span text:style-name="T14"><text:s/>Provide access to raw resources in resource </text:span>managing classes.</text:h>
      <text:p text:style-name="P6"><text:span text:style-name="T15">کلاس‌های مدیریت منابع شگفت انگیزاند. این کلاس‌ها محافظ کد در برابر نشت حافظه هستند. سیستمی که چنین نشتی رو نداشته باشه رو میشه به عنون یک سیستمی که خوب طراحی شده قلمداد کرد. در دنیای ایده‌آل، شما طبیعتا باید از چنین کلاس‌هایی برای هر تعاملی با یک resource استفاده کنید، و هرگز دسترسی مستقیم به یک منبع خام نباید داشته باشید. اما خب دنیا هرگز ایده‌آل نبوده و نخواهد بود. بسیاری از API‌ها مستقیما به منابع دسترسی دارند، بنابراین تا وقتی که از چنین API هایی استفاده می‌کنید میباست استفاده از کلاس‌های مدیریت منابع رو تو این موارد کنار بذارید و با منابع به صورت time-to-time برخورد کنید.</text:span></text:p>
      <text:p text:style-name="P6"><text:span text:style-name="T15"><text:s/>به طور مثال، آیتم ۱۴ ایده‌ی استفاده از اشاره‌گر‌های هوشمند مثل auto_ptr و shared_ptr رو برای نگه داری نتایج حاصل از تابع factory مانند createInvestment رو مطرح کرد.</text:span></text:p>
      <text:p text:style-name="P9"><text:span text:style-name="T7">std</text:span>::<text:span text:style-name="T7">auto_ptr</text:span>&lt;<text:span text:style-name="T7">Investment</text:span>&gt;<text:span text:style-name="T5"> </text:span><text:span text:style-name="T13">pInv</text:span>(createInvestment());<text:span text:style-name="T5"> </text:span></text:p>
      <text:p text:style-name="P3"><text:span text:style-name="T16">فرض کنید که یک تابع که برای کار با شیء Investment استفاده کرده‌اید به صورت زیر باشد.</text:span></text:p>
      <text:p text:style-name="codesection"><text:span text:style-name="T3">int</text:span><text:span text:style-name="T5"> </text:span><text:span text:style-name="T11">dayHeld</text:span>(<text:span text:style-name="T3">const</text:span><text:span text:style-name="T5"> </text:span><text:span text:style-name="T7">Investment</text:span><text:span text:style-name="T5"> </text:span>*pi);<text:span text:style-name="T5"> <text:s text:c="2"/></text:span><text:span text:style-name="T1">//return</text:span><text:span text:style-name="T5"> </text:span><text:span text:style-name="T1">number</text:span><text:span text:style-name="T5"> </text:span><text:span text:style-name="T1">of</text:span><text:span text:style-name="T5"> </text:span><text:span text:style-name="T1">days</text:span><text:span text:style-name="T5"> </text:span><text:span text:style-name="T1">investment</text:span><text:span text:style-name="T5"> </text:span><text:span text:style-name="T1">has</text:span><text:span text:style-name="T5"> </text:span><text:span text:style-name="T1">been</text:span><text:span text:style-name="T5"> </text:span><text:span text:style-name="T1">held</text:span></text:p>
      <text:p text:style-name="P2">شما تابع <text:span text:style-name="T11">dayHeld </text:span><text:s/>را به این صورت فراخوانی خواهید کرد.</text:p>
      <text:p text:style-name="codesection"><text:span text:style-name="T3">int</text:span><text:span text:style-name="T5"> </text:span><text:span text:style-name="T13">nday</text:span>=<text:span text:style-name="T10">dayHeld</text:span>(<text:span text:style-name="T13">pInv</text:span>); <text:s text:c="4"/><text:span text:style-name="T1">//</text:span><text:span text:style-name="T2">error</text:span></text:p>
      <text:p text:style-name="P4">خب اگر این کد رو اجرا کنید متوجه میشید که این کد کامپایل نخواهد شد: در واقع dayHeld یک اشاره‌گر غیر هوشمند از *Investment می‌خواهد، ولی ما یک شیء از نوع &lt;shared_ptr&lt;Investment به آن داده‌ایم.</text:p>
      <text:p text:style-name="P4">در واقع شما باید یک راهی برای تبدیل شیء از کلاس RAII (در این مورد shared_ptr) به منابع خام بایستی پیدا کنید. در واقع دو روش برای انجام چنین کاری وجود دارد: تبدیل مستقیم(explicit conversion) و یا تبدیل غیر مستقیم یا غیر صریح( implicit conversion).</text:p>
      <text:p text:style-name="P7">در واقع هر دو کلاس shared_ptr و auto_ptr یک تابع عضو برای تبدیل مستقیم در اختیار ما قرار میدهند. یعنی، این کلاس‌ها توابعی دارند که یک کپی از اشاره‌گر خام که به محتوای اشاره‌گر هوشمند <text:s/>اشاره دارد، می‌دهند.</text:p>
      <text:p text:style-name="codesection"><text:span text:style-name="T3">int</text:span><text:span text:style-name="T5"> </text:span><text:span text:style-name="T13">nday</text:span>=<text:span text:style-name="T10">dayHeld</text:span>(<text:span text:style-name="T13">pInv</text:span><text:span text:style-name="T17">.</text:span><text:span text:style-name="T12">get</text:span><text:span text:style-name="T17">()</text:span>);</text:p>
      <text:p text:style-name="P8"><text:soft-page-break/>مشابه همه‌ی کلاس‌های اشاره‌گر هوشمند، shared_ptr و auto_ptr اپراتور‌های dereferencing را overload کرده(یعنی اپراتور‌های &lt;- و * )، و این به ما اجازه‌ی تبدیل غیر صریح به اشاره‌گر‌های خام را میدهد:</text:p>
      <text:p text:style-name="codesection"><text:span text:style-name="T4">class</text:span><text:span text:style-name="T6"> </text:span><text:span text:style-name="T8">Investment</text:span></text:p>
      <text:p text:style-name="codesection">{</text:p>
      <text:p text:style-name="codesection"><text:span text:style-name="T3">public</text:span>:</text:p>
      <text:p text:style-name="codesection"><text:span text:style-name="T5"><text:s text:c="4"/></text:span><text:span text:style-name="T3">bool</text:span><text:span text:style-name="T5"> </text:span><text:span text:style-name="T11">isTaxFree</text:span>()<text:span text:style-name="T5"> </text:span><text:span text:style-name="T3">const</text:span>();</text:p>
      <text:p text:style-name="codesection"><text:span text:style-name="T5"><text:s text:c="4"/></text:span><text:span text:style-name="T1">//...</text:span></text:p>
      <text:p text:style-name="codesection">};</text:p>
      <text:p text:style-name="codesection"/>
      <text:p text:style-name="codesection"><text:span text:style-name="T5"><text:s text:c="4"/></text:span><text:span text:style-name="T7">Investment</text:span>*<text:span text:style-name="T5"> </text:span><text:span text:style-name="T11">createInvestment</text:span>();<text:span text:style-name="T5"> <text:s/></text:span><text:span text:style-name="T1">//factory</text:span><text:span text:style-name="T5"> </text:span><text:span text:style-name="T1">function</text:span></text:p>
      <text:p text:style-name="codesection"><text:s text:c="4"/></text:p>
      <text:p text:style-name="codesection"><text:span text:style-name="T5"><text:s text:c="4"/></text:span><text:span text:style-name="T7">shared_ptr</text:span>&lt;<text:span text:style-name="T7">Investment</text:span>&gt;<text:span text:style-name="T5"> </text:span><text:span text:style-name="T13">pi1</text:span>(<text:span text:style-name="T13">createInvestment</text:span>());<text:span text:style-name="T5"> </text:span><text:span text:style-name="T1">//have</text:span><text:span text:style-name="T5"> </text:span><text:span text:style-name="T1">shared_ptr</text:span><text:span text:style-name="T5"> </text:span><text:span text:style-name="T1">to</text:span><text:span text:style-name="T5"> </text:span><text:span text:style-name="T1">manage</text:span><text:span text:style-name="T5"> </text:span><text:span text:style-name="T1">our</text:span><text:span text:style-name="T5"> </text:span><text:span text:style-name="T1">recource</text:span></text:p>
      <text:p text:style-name="codesection"><text:s text:c="4"/></text:p>
      <text:p text:style-name="codesection"><text:span text:style-name="T5"><text:s text:c="4"/></text:span><text:span text:style-name="T3">bool</text:span><text:span text:style-name="T5"> </text:span><text:span text:style-name="T13">taxable1</text:span>=!(<text:span text:style-name="T13">pi1</text:span>-&gt;<text:span text:style-name="T10">isTaxFree</text:span>());<text:span text:style-name="T5"> </text:span><text:span text:style-name="T1">//access</text:span><text:span text:style-name="T5"> </text:span><text:span text:style-name="T1">resource</text:span><text:span text:style-name="T5"> </text:span><text:span text:style-name="T1">via</text:span><text:span text:style-name="T5"> </text:span><text:span text:style-name="T1">operator</text:span><text:span text:style-name="T5"> </text:span><text:span text:style-name="T1">-&gt;</text:span></text:p>
      <text:p text:style-name="codesection"><text:s text:c="4"/></text:p>
      <text:p text:style-name="codesection"><text:span text:style-name="T5"><text:s text:c="4"/></text:span><text:span text:style-name="T7">auto_ptr</text:span>&lt;<text:span text:style-name="T7">Investment</text:span>&gt;<text:span text:style-name="T5"> </text:span><text:span text:style-name="T13">pi2</text:span>(<text:span text:style-name="T10">createInvestment</text:span>());<text:span text:style-name="T5"> <text:s/></text:span><text:span text:style-name="T1">//have</text:span><text:span text:style-name="T5"> </text:span><text:span text:style-name="T1">auto_ptr</text:span><text:span text:style-name="T5"> </text:span><text:span text:style-name="T1">manage</text:span><text:span text:style-name="T5"> </text:span><text:span text:style-name="T1">a</text:span><text:span text:style-name="T5"> </text:span><text:span text:style-name="T1">resource</text:span></text:p>
      <text:p text:style-name="codesection"><text:s text:c="4"/></text:p>
      <text:p text:style-name="codesection"><text:span text:style-name="T5"><text:s text:c="4"/></text:span><text:span text:style-name="T3">bool</text:span><text:span text:style-name="T5"> </text:span><text:span text:style-name="T13">taxable2</text:span>=!((*<text:span text:style-name="T13">pi2</text:span>).isTaxFree());</text:p>
      <text:p text:style-name="P5"><text:span text:style-name="T18">از اونجایی که در برخی موارد نیاز هست که یک resource خام از داخل شیء RAII رو بگیریم، برخی از کلاس‌های RAII یک تابع برای تبدیل غیر صریح را طراحی می‌کنند به طور مثال، فرض کنید که این کلاس RAII برای فونت‌ها بوده و C API نیز هست.</text:span></text:p>
      <text:p text:style-name="codesection"><text:span text:style-name="T19">FontHandle</text:span><text:span text:style-name="T5"> </text:span><text:span text:style-name="T11">getFont</text:span>();<text:span text:style-name="T5"> </text:span><text:span text:style-name="T1">//from</text:span><text:span text:style-name="T5"> </text:span><text:span text:style-name="T1">C</text:span><text:span text:style-name="T5"> </text:span><text:span text:style-name="T1">API</text:span><text:span text:style-name="T5"> </text:span><text:span text:style-name="T1">--</text:span><text:span text:style-name="T5"> </text:span><text:span text:style-name="T1">params</text:span><text:span text:style-name="T5"> </text:span><text:span text:style-name="T1">omitted</text:span><text:span text:style-name="T5"> </text:span><text:span text:style-name="T1">for</text:span><text:span text:style-name="T5"> </text:span><text:span text:style-name="T1">simplicity</text:span></text:p>
      <text:p text:style-name="codesection"><text:span text:style-name="T3">void</text:span><text:span text:style-name="T5"> </text:span><text:span text:style-name="T11">releaseFont</text:span>(<text:span text:style-name="T19">FontHandle</text:span><text:span text:style-name="T5"> </text:span>fh);<text:span text:style-name="T5"> </text:span><text:span text:style-name="T1">//from</text:span><text:span text:style-name="T5"> </text:span><text:span text:style-name="T1">the</text:span><text:span text:style-name="T5"> </text:span><text:span text:style-name="T1">same</text:span><text:span text:style-name="T5"> </text:span><text:span text:style-name="T1">C</text:span><text:span text:style-name="T5"> </text:span><text:span text:style-name="T1">API</text:span></text:p>
      <text:p text:style-name="codesection"><text:span text:style-name="T3">class</text:span><text:span text:style-name="T5"> </text:span><text:span text:style-name="T7">Font</text:span><text:span text:style-name="T5"> <text:s text:c="4"/></text:span><text:span text:style-name="T1">//RAII</text:span><text:span text:style-name="T5"> </text:span><text:span text:style-name="T1">class</text:span></text:p>
      <text:p text:style-name="codesection">{</text:p>
      <text:p text:style-name="codesection"><text:span text:style-name="T3">public</text:span>:</text:p>
      <text:p text:style-name="codesection"><text:span text:style-name="T5"><text:s text:c="4"/></text:span><text:span text:style-name="T3">explicit</text:span><text:span text:style-name="T5"> </text:span><text:span text:style-name="T7">Font</text:span>(<text:span text:style-name="T19">FontHandle</text:span><text:span text:style-name="T5"> </text:span><text:span text:style-name="T13">fh</text:span>):<text:span text:style-name="T9">f</text:span>(<text:span text:style-name="T13">fh</text:span>){}<text:span text:style-name="T5"> <text:s/></text:span><text:span text:style-name="T1">//acquire</text:span><text:span text:style-name="T5"> </text:span><text:span text:style-name="T1">resource;</text:span><text:span text:style-name="T5"> </text:span><text:span text:style-name="T1">use</text:span><text:span text:style-name="T5"> </text:span><text:span text:style-name="T1">pass-by-value,</text:span><text:span text:style-name="T5"> </text:span><text:span text:style-name="T1">because</text:span><text:span text:style-name="T5"> </text:span><text:span text:style-name="T1">the</text:span><text:span text:style-name="T5"> </text:span><text:span text:style-name="T1">C</text:span><text:span text:style-name="T5"> </text:span><text:span text:style-name="T1">API</text:span><text:span text:style-name="T5"> </text:span><text:span text:style-name="T1">does</text:span></text:p>
      <text:p text:style-name="codesection"><text:span text:style-name="T5"><text:s text:c="4"/></text:span>~<text:span text:style-name="T7">Font</text:span>(){<text:span text:style-name="T10">releaseFont</text:span>(<text:span text:style-name="T9">f</text:span>);}<text:span text:style-name="T5"> </text:span><text:span text:style-name="T1">//release</text:span><text:span text:style-name="T5"> </text:span><text:span text:style-name="T1">resource</text:span></text:p>
      <text:p text:style-name="codesection"><text:s text:c="4"/></text:p>
      <text:p text:style-name="codesection"><text:span text:style-name="T3">private</text:span>:</text:p>
      <text:p text:style-name="codesection"><text:span text:style-name="T5"><text:s text:c="4"/></text:span><text:span text:style-name="T19">FontHandle</text:span><text:span text:style-name="T5"> </text:span><text:span text:style-name="T9">f</text:span>;<text:span text:style-name="T5"> <text:s/></text:span><text:span text:style-name="T1">//the</text:span><text:span text:style-name="T5"> </text:span><text:span text:style-name="T1">raw</text:span><text:span text:style-name="T5"> </text:span><text:span text:style-name="T1">font</text:span><text:span text:style-name="T5"> </text:span><text:span text:style-name="T1">resource</text:span></text:p>
      <text:p text:style-name="codesection">};</text:p>
      <text:p text:style-name="P5"/>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in" fo:margin-right="0.1in" fo:margin-top="0.1598in" fo:margin-bottom="0in" loext:contextual-spacing="true" fo:line-height="0.2201in" fo:text-align="start" style:justify-single-word="false" fo:text-indent="0in" style:auto-text-indent="false" style:page-number="auto" fo:background-color="#eeeeee" style:shadow="none" style:writing-mode="lr-tb">
        <style:tab-stops/>
      </style:paragraph-properties>
      <style:text-properties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loext:graphic-properties draw:fill="solid" draw:fill-color="#e0ffff"/>
      <style:paragraph-properties fo:margin-top="0.1402in" fo:margin-bottom="0.1402in" loext:contextual-spacing="false" fo:line-height="0.3598in" fo:text-align="center" style:justify-single-word="false" style:page-number="auto" fo:background-color="#e0ffff" style:shadow="non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02T23:40:17.274409719</dc:date>
    <meta:editing-duration>PT7H44M4S</meta:editing-duration>
    <meta:editing-cycles>59</meta:editing-cycles>
    <meta:generator>LibreOffice/6.0.2.1$Linux_X86_64 LibreOffice_project/00m0$Build-1</meta:generator>
    <meta:document-statistic meta:table-count="0" meta:image-count="0" meta:object-count="0" meta:page-count="3" meta:paragraph-count="42" meta:word-count="486" meta:character-count="3058" meta:non-whitespace-character-count="2529"/>
  </office:meta>
</office:document-meta>
</file>